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8ecd1" officeooo:paragraph-rsid="0028ecd1"/>
    </style:style>
    <style:style style:name="P2" style:family="paragraph" style:parent-style-name="Text_20_body">
      <style:text-properties officeooo:rsid="002bb167" officeooo:paragraph-rsid="002bb167"/>
    </style:style>
    <style:style style:name="P3" style:family="paragraph" style:parent-style-name="Text_20_body">
      <style:text-properties officeooo:rsid="002e52f6" officeooo:paragraph-rsid="002e52f6"/>
    </style:style>
    <style:style style:name="P4" style:family="paragraph" style:parent-style-name="Text_20_body">
      <style:text-properties officeooo:rsid="002ea7af" officeooo:paragraph-rsid="002ea7af"/>
    </style:style>
    <style:style style:name="T1" style:family="text">
      <style:text-properties officeooo:rsid="001bf6c0"/>
    </style:style>
    <style:style style:name="T2" style:family="text">
      <style:text-properties officeooo:rsid="002a784c"/>
    </style:style>
    <style:style style:name="T3" style:family="text">
      <style:text-properties officeooo:rsid="002c1773"/>
    </style:style>
    <style:style style:name="T4" style:family="text">
      <style:text-properties officeooo:rsid="002d270a"/>
    </style:style>
    <style:style style:name="T5" style:family="text">
      <style:text-properties officeooo:rsid="002ea7af"/>
    </style:style>
    <style:style style:name="T6" style:family="text">
      <style:text-properties officeooo:rsid="00316d58"/>
    </style:style>
    <style:style style:name="T7" style:family="text">
      <style:text-properties officeooo:rsid="0033f544"/>
    </style:style>
    <style:style style:name="T8" style:family="text">
      <style:text-properties officeooo:rsid="003436e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8" text:outline-level="8">Diapo 1</text:h>
      <text:h text:style-name="Heading_20_4" text:outline-level="4">Présentation &amp; sommaire – <text:span text:style-name="T1">Quentin</text:span></text:h>
      <text:p text:style-name="Caption">//<text:span text:style-name="T6">improvises mon frère</text:span></text:p>
      <text:h text:style-name="Heading_20_8" text:outline-level="8">Diapo 2</text:h>
      <text:h text:style-name="Heading_20_4" text:outline-level="4">Présentation générale du service – Yael</text:h>
      <text:p text:style-name="P1">Notre solution est donc un site internet basé sur un<text:span text:style-name="T4">e</text:span> architecture 3-tiers. Il est donc composé de trois éléments principaux : le navigateur, le serveur Web et la base de donnée.</text:p>
      <text:p text:style-name="P1">Celle-ci est composée de 8 tables : 4 sont les données principales et 4 sont des tables de relations, <text:span text:style-name="T2">qui sont, majoritairement, composées de clefs étrangères faisant référence à des objets des tables principales </text:span>. On a donc d’un coté les données des clients, des films, des acteurs et des réalisateurs. Et d’un autre coté les relations qu’entretiennent ce<text:span text:style-name="T2">ux</text:span>-ci.</text:p>
      <text:p text:style-name="P2">En premier lieu notre service comprend un système de connexion. Celui permet <text:span text:style-name="T4">de</text:span> sélectionner le login et le mot de passe, précédemment crypter par la fonction password_hash(), du client associé au login donné par l’utilisateu<text:span text:style-name="T4">r</text:span>. <text:s/>de vérifier si le mdp donné en entrée e<text:span text:style-name="T3">st correct</text:span> par la fonction password_verify().</text:p>
      <text:h text:style-name="Heading_20_8" text:outline-level="8">Diapo 3</text:h>
      <text:h text:style-name="Heading_20_4" text:outline-level="4">Modification des données – Quentin</text:h>
      <text:p text:style-name="P3">Nous avons deux recherches principales. La <text:span text:style-name="T5">première</text:span> est la recherche de film, dans <text:span text:style-name="T5">l’accueil</text:span>, qui à été rendu possible et <text:span text:style-name="T5">efficace</text:span> grâce à la <text:span text:style-name="T5">fonction</text:span> LIKE %%. En effet <text:span text:style-name="T5">grâce</text:span> à cela nous pouvons <text:span text:style-name="T5">sélectionner</text:span> tous <text:s/>les films dont le titre contient le mots tapés par l’utilisateur.</text:p>
      <text:p text:style-name="P3"><text:span text:style-name="T7">La seconde est la recherche de client. Situé</text:span> dans la partie du site dédiée à l’administrateur, <text:span text:style-name="T7">elle va diviser en deux l’entrée utilisateur pour chercher dans la base de donnée un client par son nom et prénom. De plus on a </text:span>ajouter un bouton <text:span text:style-name="T5">qui envoyer</text:span> une <text:span text:style-name="T5">requête</text:span> <text:span text:style-name="T8">SQL</text:span> <text:span text:style-name="T7">afin d’afficher les informations des clients et, grâce à</text:span> <text:span text:style-name="T5">la fonction d’agrégation Sum(), le nombre total de crédit sur le site.</text:span></text:p>
      <text:p text:style-name="P4">La location se fait via une page <text:span text:style-name="T8">PHP</text:span> intermédiaire dédiée. Cette page contient une suite de <text:span text:style-name="T8">requêtes</text:span> <text:span text:style-name="T8">SQL</text:span> qui vont permettre, dans l’ordre :</text:p>
      <text:p text:style-name="P4"><text:tab/>-<text:span text:style-name="T8">de </text:span>vérifier si le client a assez de crédit</text:p>
      <text:p text:style-name="P4"><text:tab/>-<text:span text:style-name="T8">d’</text:span>ajoute<text:span text:style-name="T8">r</text:span> la relation dans la table des locations (« rent »)</text:p>
      <text:p text:style-name="P4"><text:tab/>-<text:span text:style-name="T8">de </text:span>redirige<text:span text:style-name="T8">r</text:span> l’utilisateur vers son profil où <text:span text:style-name="T8">sont</text:span> stocké<text:span text:style-name="T8">s</text:span> tous ses films loués.</text:p>
      <text:p text:style-name="P4">L’ajout de film va se faire en deux temps. Après avoir récupérer toutes les informations importantes du film à ajouter, on va créé le film dans la table movie. Puis en fonctions des acteurs et réalisateurs sélectionné, on va crée les relation de jeu et de réalisation avant d’envoyer un message de confirmation à l’utilisateur.</text:p>
      <text:h text:style-name="Heading_20_8" text:outline-level="8">Diapo 4</text:h>
      <text:h text:style-name="Heading_20_4" text:outline-level="4">Critiques objectives – Yael</text:h>
      <text:p text:style-name="Caption">//<text:span text:style-name="T6">il suffit de lire le diapo c’est okl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style:text-underline-style="solid" style:text-underline-width="auto" style:text-underline-color="#00000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fo:line-height="150%"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top="0cm" fo:margin-bottom="0.356cm" loext:contextual-spacing="false" fo:text-align="start" style:justify-single-word="false" fo:orphans="2" fo:widows="2" style:writing-mode="lr-tb"/>
      <style:text-properties fo:color="#34495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1cm" fo:margin-right="0cm" fo:margin-top="0cm" fo:margin-bottom="0.4cm" loext:contextual-spacing="false" fo:text-align="start" style:justify-single-word="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solid" style:text-underline-width="auto" style:text-underline-color="font-color"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IPA Pゴシック" style:font-family-asian="'IPA Pゴシック'"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356cm" loext:contextual-spacing="false" fo:text-align="start" style:justify-single-word="false" fo:orphans="2" fo:widows="2" style:writing-mode="lr-tb"/>
      <style:text-properties fo:color="#34495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1cm" fo:margin-right="0cm" fo:margin-top="0cm" fo:margin-bottom="0.4cm" loext:contextual-spacing="false" fo:text-align="start" style:justify-single-word="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fo:text-align="start" style:justify-single-word="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656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ël Radolanirina</meta:initial-creator>
    <meta:creation-date>2019-05-26T14:28:14.644854556</meta:creation-date>
    <dc:date>2019-12-03T09:29:36.809044183</dc:date>
    <dc:creator>Yaël Radolanirina</dc:creator>
    <meta:editing-duration>PT2H1M37S</meta:editing-duration>
    <meta:editing-cycles>17</meta:editing-cycles>
    <meta:generator>LibreOffice/6.0.7.3$Linux_X86_64 LibreOffice_project/00m0$Build-3</meta:generator>
    <meta:document-statistic meta:table-count="0" meta:image-count="0" meta:object-count="0" meta:page-count="1" meta:paragraph-count="20" meta:word-count="403" meta:character-count="2404" meta:non-whitespace-character-count="2012"/>
  </office:meta>
</office:document-meta>
</file>